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umen</text:p>
      <text:p text:style-name="Standard">Istruzioni di rilascio</text:p>
      <text:p text:style-name="Standard"/>
      <text:p text:style-name="Standard">Per prima cosa verificare che non ci siamo warning in compilazione.</text:p>
      <text:p text:style-name="Standard">Poi far girare i test per vedere che tutto sia a posto.</text:p>
      <text:p text:style-name="Standard"/>
      <text:p text:style-name="Standard">Controllare e sistemare l'Assembly-version di tutti i progetti. Per ora teniamo i numeri tutti uguali.</text:p>
      <text:p text:style-name="Standard"/>
      <text:p text:style-name="Standard"/>
      <text:p text:style-name="Standard">Prendere i sorgenti da svn.</text:p>
      <text:p text:style-name="Standard"/>
      <text:p text:style-name="Standard">Lanciare il batch build.bat che compila tutto.</text:p>
      <text:p text:style-name="Standard"/>
      <text:p text:style-name="Standard">Lanciare SetupScript.iss che lancierà Inno-Setup.</text:p>
      <text:p text:style-name="Standard"/>
      <text:p text:style-name="Standard">Controllare la versione di rilascio che sia congruente con quella degli assemb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21S</meta:editing-duration>
    <meta:editing-cycles>3</meta:editing-cycles>
    <meta:generator>OpenOffice.org/3.3$Win32 OpenOffice.org_project/330m20$Build-9567</meta:generator>
    <dc:date>2012-09-04T14:32:27.42</dc:date>
    <meta:document-statistic meta:table-count="0" meta:image-count="0" meta:object-count="0" meta:page-count="1" meta:paragraph-count="9" meta:word-count="71" meta:character-count="454"/>
    <dc:creator>Luca Bernardini</dc:creator>
    <meta:user-defined meta:name="Info 1"/>
    <meta:user-defined meta:name="Info 2"/>
    <meta:user-defined meta:name="Info 3"/>
    <meta:user-defined meta:name="Info 4"/>
  </office:meta>
</office:document-meta>
</file>